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03799" officeooo:paragraph-rsid="00103799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officeooo:rsid="00103799" officeooo:paragraph-rsid="00103799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03799" officeooo:paragraph-rsid="00103799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fo:font-size="12pt" style:text-underline-style="none" fo:font-weight="normal" officeooo:rsid="00103799" officeooo:paragraph-rsid="0010379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03799" officeooo:paragraph-rsid="0010379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7f53"/>
    </style:style>
    <style:style style:name="T3" style:family="text">
      <style:text-properties officeooo:rsid="00110406"/>
    </style:style>
    <style:style style:name="T4" style:family="text">
      <style:text-properties officeooo:rsid="00114ced"/>
    </style:style>
    <style:style style:name="T5" style:family="text">
      <style:text-properties officeooo:rsid="0012a5b4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Ops Syllabus :</text:p>
      <text:p text:style-name="P2">i) Docker</text:p>
      <text:p text:style-name="P1">- container</text:p>
      <text:p text:style-name="P1">- swar<text:span text:style-name="T2">m</text:span></text:p>
      <text:p text:style-name="P1">ii) Networking Basics</text:p>
      <text:p text:style-name="P1">- Proxy</text:p>
      <text:p text:style-name="P1">- Reverse proxy</text:p>
      <text:p text:style-name="P1">- Nat</text:p>
      <text:p text:style-name="P1">- c<text:span text:style-name="T3">i</text:span>dr</text:p>
      <text:p text:style-name="P1">- su<text:span text:style-name="T2">b</text:span>net</text:p>
      <text:p text:style-name="P1">- public/private ip</text:p>
      <text:p text:style-name="P1"/>
      <text:p text:style-name="P2">ii) AWS:</text:p>
      <text:p text:style-name="P1">- EC2</text:p>
      <text:p text:style-name="P1">- S3</text:p>
      <text:p text:style-name="P1">- load balancer</text:p>
      <text:p text:style-name="P1">- CI/CD with</text:p>
      <text:list xml:id="list322813288" text:style-name="L1">
        <text:list-item>
          <text:p text:style-name="P4">- code pipeline<text:line-break/> - code commit</text:p>
        </text:list-item>
        <text:list-item>
          <text:p text:style-name="P4">- code built</text:p>
        </text:list-item>
        <text:list-item>
          <text:p text:style-name="P4">- code deploy</text:p>
        </text:list-item>
      </text:list>
      <text:p text:style-name="P1">- <text:span text:style-name="T4">ECR – </text:span><text:span text:style-name="T5">Elastic Container Registry </text:span></text:p>
      <text:p text:style-name="P1">- ECS – <text:span text:style-name="T5">Elastic Container Service</text:span></text:p>
      <text:p text:style-name="P1">- EKS – <text:span text:style-name="T5">Elastic Kubernate Service</text:span></text:p>
      <text:p text:style-name="P2">iii) Cloud Formation:</text:p>
      <text:p text:style-name="P2">- <text:span text:style-name="T1">Teraform (aws, azure, gcp)</text:span></text:p>
      <text:p text:style-name="P1">- cloud formation using aw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0:40:02.030277369</meta:creation-date>
    <dc:date>2024-02-28T19:13:32.122569085</dc:date>
    <meta:editing-duration>PT7H14M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81" meta:character-count="405" meta:non-whitespace-character-count="347"/>
  </office:meta>
</office:document-meta>
</file>